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90000006BD7CF672EC20475B9.png" manifest:media-type="image/png"/>
  <manifest:file-entry manifest:full-path="Pictures/10001EED00003E1D00000B0FDF7C008105CA5304.svg" manifest:media-type="image/svg+xml"/>
  <manifest:file-entry manifest:full-path="Pictures/10000001000002590000006B39818D957FA0452D.png" manifest:media-type="image/png"/>
  <manifest:file-entry manifest:full-path="Pictures/10000001000002590000006B0009E67CF632225C.png" manifest:media-type="image/png"/>
  <manifest:file-entry manifest:full-path="Pictures/10001B9200003E1D00000B0F7B6F43BB96D10BE5.svg" manifest:media-type="image/svg+xml"/>
  <manifest:file-entry manifest:full-path="Pictures/1000173600003E1D00000B0F4CC7058251B13729.svg" manifest:media-type="image/svg+xml"/>
  <manifest:file-entry manifest:full-path="Pictures/10000001000002590000006B7055438C3E72C1A0.png" manifest:media-type="image/png"/>
  <manifest:file-entry manifest:full-path="Pictures/10001C2E00003E1D00000B0F583B45AD960602B5.svg" manifest:media-type="image/svg+xml"/>
  <manifest:file-entry manifest:full-path="Pictures/100021D600003E1D00000B0F7803177EF2ADB9CC.svg" manifest:media-type="image/svg+xml"/>
  <manifest:file-entry manifest:full-path="Pictures/1000120700003E1D00000C27D7CDB088AF60E1E9.svg" manifest:media-type="image/svg+xml"/>
  <manifest:file-entry manifest:full-path="Pictures/100000010000025900000076F4BA6B5B779D5116.png" manifest:media-type="image/png"/>
  <manifest:file-entry manifest:full-path="Pictures/10001B1500003E1D00000DBF99D1F22BE6D0EEBE.svg" manifest:media-type="image/svg+xml"/>
  <manifest:file-entry manifest:full-path="Pictures/10000001000002590000006BC5A94412BF6A4798.png" manifest:media-type="image/png"/>
  <manifest:file-entry manifest:full-path="Pictures/10000001000002590000007655C37CA076C56243.png" manifest:media-type="image/png"/>
  <manifest:file-entry manifest:full-path="Pictures/100012D200003E1D00000C27C69D688F36532722.svg" manifest:media-type="image/svg+xml"/>
  <manifest:file-entry manifest:full-path="Pictures/1000000100000259000000767759D759F5848F2E.png" manifest:media-type="image/png"/>
  <manifest:file-entry manifest:full-path="Pictures/1000240300003E1D00000DBF697B774A660E09E1.svg" manifest:media-type="image/svg+xml"/>
  <manifest:file-entry manifest:full-path="Pictures/1000000100000259000000760A83BF6D95C9CA93.png" manifest:media-type="image/png"/>
  <manifest:file-entry manifest:full-path="Pictures/1000115B00003E1D00000C27A604B1E7E2AE7EFA.svg" manifest:media-type="image/svg+xml"/>
  <manifest:file-entry manifest:full-path="Pictures/10000001000002590000006B2DE27B289B3B5922.png" manifest:media-type="image/png"/>
  <manifest:file-entry manifest:full-path="Pictures/10001CC200003E1D00000B0F76AF438B03351CEF.svg" manifest:media-type="image/svg+xml"/>
  <manifest:file-entry manifest:full-path="Pictures/10000001000002590000008585B21EFC504E2EEC.png" manifest:media-type="image/png"/>
  <manifest:file-entry manifest:full-path="Pictures/100000010000025900000085179A272C8194F11D.png" manifest:media-type="image/png"/>
  <manifest:file-entry manifest:full-path="Pictures/1000121D00003E1D00000C27AAAD5282CC2E8CB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cm" svg:height="3.11cm" svg:x="3.197cm" svg:y="1.7cm">
          <draw:image xlink:href="Pictures/1000120700003E1D00000C27D7CDB088AF60E1E9.svg" xlink:type="simple" xlink:show="embed" xlink:actuate="onLoad" draw:mime-type="image/svg+xml">
            <text:p/>
          </draw:image>
          <draw:image xlink:href="Pictures/100000010000025900000076F4BA6B5B779D5116.png" xlink:type="simple" xlink:show="embed" xlink:actuate="onLoad" draw:mime-type="image/png"/>
        </draw:frame>
        <draw:frame draw:style-name="gr1" draw:text-style-name="P1" draw:layer="layout" svg:width="15.9cm" svg:height="3.518cm" svg:x="2.905cm" svg:y="4.81cm">
          <draw:image xlink:href="Pictures/10001B1500003E1D00000DBF99D1F22BE6D0EEBE.svg" xlink:type="simple" xlink:show="embed" xlink:actuate="onLoad" draw:mime-type="image/svg+xml">
            <text:p/>
          </draw:image>
          <draw:image xlink:href="Pictures/100000010000025900000085179A272C8194F11D.png" xlink:type="simple" xlink:show="embed" xlink:actuate="onLoad" draw:mime-type="image/png"/>
        </draw:frame>
        <draw:frame draw:style-name="gr1" draw:text-style-name="P1" draw:layer="layout" svg:width="15.9cm" svg:height="3.518cm" svg:x="2.905cm" svg:y="11.452cm">
          <draw:image xlink:href="Pictures/1000240300003E1D00000DBF697B774A660E09E1.svg" xlink:type="simple" xlink:show="embed" xlink:actuate="onLoad" draw:mime-type="image/svg+xml">
            <text:p/>
          </draw:image>
          <draw:image xlink:href="Pictures/10000001000002590000008585B21EFC504E2EEC.png" xlink:type="simple" xlink:show="embed" xlink:actuate="onLoad" draw:mime-type="image/png"/>
        </draw:frame>
        <draw:frame draw:style-name="gr1" draw:text-style-name="P1" draw:layer="layout" svg:width="15.9cm" svg:height="3.11cm" svg:x="2.905cm" svg:y="15.287cm">
          <draw:image xlink:href="Pictures/1000115B00003E1D00000C27A604B1E7E2AE7EFA.svg" xlink:type="simple" xlink:show="embed" xlink:actuate="onLoad" draw:mime-type="image/svg+xml">
            <text:p/>
          </draw:image>
          <draw:image xlink:href="Pictures/1000000100000259000000760A83BF6D95C9CA93.png" xlink:type="simple" xlink:show="embed" xlink:actuate="onLoad" draw:mime-type="image/png"/>
        </draw:frame>
        <draw:frame draw:style-name="gr1" draw:text-style-name="P1" draw:layer="layout" svg:width="15.9cm" svg:height="2.83cm" svg:x="2.88cm" svg:y="18.172cm">
          <draw:image xlink:href="Pictures/10001CC200003E1D00000B0F76AF438B03351CEF.svg" xlink:type="simple" xlink:show="embed" xlink:actuate="onLoad" draw:mime-type="image/svg+xml">
            <text:p/>
          </draw:image>
          <draw:image xlink:href="Pictures/10000001000002590000006B2DE27B289B3B5922.png" xlink:type="simple" xlink:show="embed" xlink:actuate="onLoad" draw:mime-type="image/png"/>
        </draw:frame>
        <draw:frame draw:style-name="gr1" draw:text-style-name="P1" draw:layer="layout" svg:width="15.9cm" svg:height="3.11cm" svg:x="2.905cm" svg:y="8.62cm">
          <draw:image xlink:href="Pictures/100012D200003E1D00000C27C69D688F36532722.svg" xlink:type="simple" xlink:show="embed" xlink:actuate="onLoad" draw:mime-type="image/svg+xml">
            <text:p/>
          </draw:image>
          <draw:image xlink:href="Pictures/10000001000002590000007655C37CA076C56243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5.9cm" svg:height="3.11cm" svg:x="3.197cm" svg:y="1.7cm">
          <draw:image xlink:href="Pictures/1000121D00003E1D00000C27AAAD5282CC2E8CBD.svg" xlink:type="simple" xlink:show="embed" xlink:actuate="onLoad" draw:mime-type="image/svg+xml">
            <text:p/>
          </draw:image>
          <draw:image xlink:href="Pictures/1000000100000259000000767759D759F5848F2E.png" xlink:type="simple" xlink:show="embed" xlink:actuate="onLoad" draw:mime-type="image/png"/>
        </draw:frame>
        <draw:frame draw:style-name="gr1" draw:text-style-name="P1" draw:layer="layout" svg:width="15.9cm" svg:height="2.83cm" svg:x="3.222cm" svg:y="4.837cm">
          <draw:image xlink:href="Pictures/10001C2E00003E1D00000B0F583B45AD960602B5.svg" xlink:type="simple" xlink:show="embed" xlink:actuate="onLoad" draw:mime-type="image/svg+xml">
            <text:p/>
          </draw:image>
          <draw:image xlink:href="Pictures/10000001000002590000006B7055438C3E72C1A0.png" xlink:type="simple" xlink:show="embed" xlink:actuate="onLoad" draw:mime-type="image/png"/>
        </draw:frame>
        <draw:frame draw:style-name="gr1" draw:text-style-name="P1" draw:layer="layout" svg:width="15.9cm" svg:height="2.83cm" svg:x="3.197cm" svg:y="8.33cm">
          <draw:image xlink:href="Pictures/1000173600003E1D00000B0F4CC7058251B13729.svg" xlink:type="simple" xlink:show="embed" xlink:actuate="onLoad" draw:mime-type="image/svg+xml">
            <text:p/>
          </draw:image>
          <draw:image xlink:href="Pictures/10000001000002590000006BC5A94412BF6A4798.png" xlink:type="simple" xlink:show="embed" xlink:actuate="onLoad" draw:mime-type="image/png"/>
        </draw:frame>
        <draw:frame draw:style-name="gr1" draw:text-style-name="P1" draw:layer="layout" svg:width="15.9cm" svg:height="2.83cm" svg:x="3.197cm" svg:y="11.795cm">
          <draw:image xlink:href="Pictures/10001B9200003E1D00000B0F7B6F43BB96D10BE5.svg" xlink:type="simple" xlink:show="embed" xlink:actuate="onLoad" draw:mime-type="image/svg+xml">
            <text:p/>
          </draw:image>
          <draw:image xlink:href="Pictures/10000001000002590000006B0009E67CF632225C.png" xlink:type="simple" xlink:show="embed" xlink:actuate="onLoad" draw:mime-type="image/png"/>
        </draw:frame>
        <draw:frame draw:style-name="gr1" draw:text-style-name="P1" draw:layer="layout" svg:width="15.9cm" svg:height="2.83cm" svg:x="3.197cm" svg:y="15.95cm">
          <draw:image xlink:href="Pictures/10001EED00003E1D00000B0FDF7C008105CA5304.svg" xlink:type="simple" xlink:show="embed" xlink:actuate="onLoad" draw:mime-type="image/svg+xml">
            <text:p/>
          </draw:image>
          <draw:image xlink:href="Pictures/10000001000002590000006B39818D957FA0452D.png" xlink:type="simple" xlink:show="embed" xlink:actuate="onLoad" draw:mime-type="image/png"/>
        </draw:frame>
        <draw:frame draw:style-name="gr1" draw:text-style-name="P1" draw:layer="layout" svg:width="15.9cm" svg:height="2.83cm" svg:x="3.197cm" svg:y="19.76cm">
          <draw:image xlink:href="Pictures/100021D600003E1D00000B0F7803177EF2ADB9CC.svg" xlink:type="simple" xlink:show="embed" xlink:actuate="onLoad" draw:mime-type="image/svg+xml">
            <text:p/>
          </draw:image>
          <draw:image xlink:href="Pictures/10000001000002590000006BD7CF672EC20475B9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0T11:23:14.368326107</meta:creation-date>
    <meta:generator>LibreOffice/7.2.5.2$Linux_X86_64 LibreOffice_project/20$Build-2</meta:generator>
    <dc:date>2022-01-30T12:05:21.378997809</dc:date>
    <meta:editing-duration>PT31M32S</meta:editing-duration>
    <meta:editing-cycles>1</meta:editing-cycles>
    <meta:document-statistic meta:object-count="12"/>
  </office:meta>
</office:document-meta>
</file>